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DE LA CRUZ MOSCOL, CRHISTIAN LEONCI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71569107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DE LA CRUZ MOSCOL, CRHISTIAN LEONCI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156910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8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Flores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114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14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51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7T20:34:4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